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c8e1" officeooo:paragraph-rsid="0010c8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s/motors: pwmgui.py wo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0:54:10.173746597</meta:creation-date>
    <meta:generator>LibreOffice/5.2.7.2$Linux_ARM_EABI LibreOffice_project/20m0$Build-2</meta:generator>
    <dc:date>2018-12-28T10:56:35.227337005</dc:date>
    <meta:editing-duration>PT2M26S</meta:editing-duration>
    <meta:editing-cycles>1</meta:editing-cycles>
    <meta:document-statistic meta:table-count="0" meta:image-count="0" meta:object-count="0" meta:page-count="1" meta:paragraph-count="1" meta:word-count="3" meta:character-count="32" meta:non-whitespace-character-count="30"/>
  </office:meta>
</office:document-meta>
</file>